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46cm" loext:contextual-spacing="false"/>
    </style:style>
    <style:style style:name="P2" style:family="paragraph" style:parent-style-name="Text_20_body">
      <style:paragraph-properties fo:margin-top="0cm" fo:margin-bottom="0.146cm" loext:contextual-spacing="false"/>
      <style:text-properties style:font-name="Liberation Serif" style:font-name-asian="Liberation Serif"/>
    </style:style>
    <style:style style:name="P3" style:family="paragraph" style:parent-style-name="Heading_20_3">
      <style:text-properties style:font-name="Liberation Serif" style:font-name-asian="Liberation Serif"/>
    </style:style>
    <style:style style:name="P4" style:family="paragraph" style:parent-style-name="Text_20_body">
      <style:text-properties style:font-name="Liberation Serif" style:font-name-asian="Liberation Serif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paragraph-rsid="0024f24d"/>
    </style:style>
    <style:style style:name="P7" style:family="paragraph" style:parent-style-name="Text_20_body">
      <style:text-properties fo:font-size="12pt" officeooo:paragraph-rsid="0024f24d" style:font-size-asian="12pt" style:font-size-complex="12pt"/>
    </style:style>
    <style:style style:name="P8" style:family="paragraph" style:parent-style-name="Text_20_body">
      <style:text-properties officeooo:paragraph-rsid="002d2d94"/>
    </style:style>
    <style:style style:name="T1" style:family="text">
      <style:text-properties style:font-name="Liberation Serif" style:font-name-asian="Liberation Seri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以下是创建PR的简要步骤：</text:span></text:p>
      <text:p text:style-name="P6">1. 首先，克隆远程代码仓库到本地机器上。可以使用以下命令克隆代码库：<text:line-break/><text:tab/>git clone &lt;远程仓库地址&gt;</text:p>
      <text:p text:style-name="Text_20_body">2. 进入代码仓库目录，创建一个新的分支来进行开发工作。可以使用以下命令创建并切换到新分支：<text:line-break/><text:tab/>git checkout -b &lt;新分支名称&gt;</text:p>
      <text:p text:style-name="Text_20_body">3. 在新的分支上进行代码修改，完成后使用以下命令将修改文件添加到暂存区：<text:line-break/><text:tab/>git add &lt;修改的文件&gt;</text:p>
      <text:p text:style-name="Text_20_body">4. 接下来，使用以下命令提交修改到本地仓库并添加一条提交消息：<text:line-break/><text:tab/>git commit -m “提交消息”</text:p>
      <text:p text:style-name="Text_20_body">5. 将本地的新分支推送到远程仓库。可以使用以下命令：<text:line-break/><text:tab/>git push origin &lt;新分支名称&gt;</text:p>
      <text:p text:style-name="P8">6. 打开远程仓库的网页界面，在新分支上点击“New pull request”按钮。填写PR的相关信息，如新分支要合并到的目标分支、reviewer、标题、描述等。</text:p>
      <text:p text:style-name="Text_20_body">7. 发起PR后，等待代码审查人员进行审查。审查人员可以对代码进行评论、提出修改建议等。</text:p>
      <text:p text:style-name="Text_20_body">8. 修改代码，再次提交到新分支。重复步骤3至7，直到代码审查通过。</text:p>
      <text:p text:style-name="Text_20_body">9. 一旦PR被合并到主分支或其他分支中，可以使用以下命令删除本地和远程仓库中的新分支：<text:line-break/><text:tab/>git branch -d &lt;新分支名称&gt; # 删除本地分支<text:line-break/><text:tab/>git push origin –delete &lt;新分支名称&gt; # 删除远程分支<text:line-break/></text:p>
      <text:p text:style-name="Text_20_body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12T11:30:44.595406321</dc:date>
    <meta:editing-duration>PT1H30M47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34" meta:character-count="579" meta:non-whitespace-character-count="529"/>
  </office:meta>
</office:document-meta>
</file>